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c4f" officeooo:paragraph-rsid="000c5c4f"/>
    </style:style>
    <style:style style:name="P2" style:family="paragraph" style:parent-style-name="Standard">
      <style:text-properties officeooo:rsid="00102b9f" officeooo:paragraph-rsid="00102b9f"/>
    </style:style>
    <style:style style:name="P3" style:family="paragraph" style:parent-style-name="Standard">
      <style:text-properties officeooo:rsid="00102b9f" officeooo:paragraph-rsid="00113eb5"/>
    </style:style>
    <style:style style:name="P4" style:family="paragraph" style:parent-style-name="Standard">
      <style:text-properties officeooo:rsid="00116c52" officeooo:paragraph-rsid="00116c52"/>
    </style:style>
    <style:style style:name="P5" style:family="paragraph" style:parent-style-name="Standard">
      <style:text-properties officeooo:rsid="00116c52" officeooo:paragraph-rsid="00116c52"/>
    </style:style>
    <style:style style:name="P6" style:family="paragraph" style:parent-style-name="Standard">
      <style:text-properties officeooo:paragraph-rsid="00184564"/>
    </style:style>
    <style:style style:name="T1" style:family="text">
      <style:text-properties officeooo:rsid="00113eb5"/>
    </style:style>
    <style:style style:name="T2" style:family="text">
      <style:text-properties style:text-underline-style="solid" style:text-underline-width="auto" style:text-underline-color="font-color" fo:font-weight="bold" officeooo:rsid="00184564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officeooo:rsid="0018456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ando el sistema cierra un proceso genera un nuevo PID si se ejecuta de nuevo</text:p>
      <text:p text:style-name="P1"/>
      <text:p text:style-name="P2">Un archivo de cabecera, o header, es un archivo de texto <text:span text:style-name="T3">con prot</text:span>otipos de funciones, definiciones de tipos de</text:p>
      <text:p text:style-name="P2">datos, macros #define, etc</text:p>
      <text:p text:style-name="P2"/>
      <text:p text:style-name="P2">Un archivo de biblioteca es binario compilado, un archivo «.a» o «.so»,</text:p>
      <text:p text:style-name="P2">que sirve para enlazar con una aplicación final, pero que no necesariamente hemos escrito nosotros.</text:p>
      <text:p text:style-name="P2"/>
      <text:p text:style-name="P3">BSS (Block Started by Symbol, bloque iniciado por el símbolo) </text:p>
      <text:p text:style-name="P3"/>
      <text:p text:style-name="P3"><text:span text:style-name="T1"><text:tab/>E</text:span>s una sección donde se asignan todas las variables no inicializadas.</text:p>
      <text:p text:style-name="P3"/>
      <text:p text:style-name="P3"/>
      <text:p text:style-name="P4">Tipos de segmento</text:p>
      <text:p text:style-name="P4"/>
      <text:p text:style-name="P4">LOAD: El contenido del segmento se carga desde el archivo ejecutable. «Offset» denota el offset o</text:p>
      <text:p text:style-name="P4">desplazamiento del archivo donde el kernel debería comenzar a leer el contenido del archivo.</text:p>
      <text:p text:style-name="P4">«FileSiz» nos dice cuántos bytes se deben leer del archivo</text:p>
      <text:p text:style-name="P4"/>
      <text:p text:style-name="P4">STACK: El segmento es área de pila. Es interesante ver que todos los campos excepto «Flg» y</text:p>
      <text:p text:style-name="P4">«Align» tienen un 0. ¿Es un error? No, es válido. Es tarea del núcleo decidir desde dónde empieza</text:p>
      <text:p text:style-name="P4">el segmento de pila y qué tan grande es. Recuerde que en los procesadores compatibles con Intel, la</text:p>
      <text:p text:style-name="P4">pila crece hacia abajo (la dirección disminuye cada vez que se «empuja» (push) un valor).</text:p>
      <text:p text:style-name="P4"/>
      <text:p text:style-name="P4"/>
      <text:p text:style-name="P4">El término «intercambio» (swap) se refiere estrictamente a guardar el proceso entero, no una parte,</text:p>
      <text:p text:style-name="P4">al disco. Esta forma de intercambio es rara de encontrar, sino que se usa en combinación con la</text:p>
      <text:p text:style-name="P4">paginación.</text:p>
      <text:p text:style-name="P4"/>
      <text:p text:style-name="P6"><text:span text:style-name="T5">Quantum:</text:span><text:span text:style-name="T4"> es el intervalo de tiempo que un proceso tiene asignado para ejecutarse en la CPU antes de que el sistema operativo le ceda el control a otro proceso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8:40:55.292230443</meta:creation-date>
    <dc:date>2024-08-29T20:34:22.432639713</dc:date>
    <meta:editing-duration>PT3H58M36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1" meta:paragraph-count="19" meta:word-count="260" meta:character-count="1521" meta:non-whitespace-character-count="1277"/>
  </office:meta>
</office:document-meta>
</file>